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F40000024E79575AD88EAA1FB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paragraph-rsid="0016399b"/>
    </style:style>
    <style:style style:name="P2" style:family="paragraph" style:parent-style-name="Штамп_20_организации">
      <style:text-properties officeooo:paragraph-rsid="0016399b"/>
    </style:style>
    <style:style style:name="P3" style:family="paragraph" style:parent-style-name="Standard">
      <style:text-properties officeooo:paragraph-rsid="0016399b"/>
    </style:style>
    <style:style style:name="P4" style:family="paragraph" style:parent-style-name="Нижний_20_колонтитул_20_по_20_центру">
      <style:text-properties officeooo:rsid="0016399b" officeooo:paragraph-rsid="0016399b"/>
    </style:style>
    <style:style style:name="P5" style:family="paragraph" style:parent-style-name="Table_20_Contents">
      <style:text-properties officeooo:rsid="0013d4ff" officeooo:paragraph-rsid="0013d4ff"/>
    </style:style>
    <style:style style:name="P6" style:family="paragraph" style:parent-style-name="Содержимое_20_таблицы_20_по_20_центру">
      <style:text-properties officeooo:rsid="0017c942" officeooo:paragraph-rsid="0017c942"/>
    </style:style>
    <style:style style:name="P7" style:family="paragraph" style:parent-style-name="Title">
      <style:text-properties officeooo:rsid="0015098b" officeooo:paragraph-rsid="0015098b"/>
    </style:style>
    <style:style style:name="P8" style:family="paragraph" style:parent-style-name="Table_20_Contents">
      <style:text-properties officeooo:rsid="0015098b" officeooo:paragraph-rsid="0015098b"/>
    </style:style>
    <style:style style:name="P9" style:family="paragraph" style:parent-style-name="Примечание">
      <style:text-properties officeooo:rsid="0015098b" officeooo:paragraph-rsid="0015098b"/>
    </style:style>
    <style:style style:name="P10" style:family="paragraph" style:parent-style-name="Subtitle">
      <style:text-properties fo:language="en" fo:country="US" officeooo:rsid="0015098b" officeooo:paragraph-rsid="002c06b5"/>
    </style:style>
    <style:style style:name="P11" style:family="paragraph" style:parent-style-name="Standard">
      <style:text-properties fo:language="ru" fo:country="RU" officeooo:rsid="00129a3f"/>
    </style:style>
    <style:style style:name="P12" style:family="paragraph" style:parent-style-name="Содержимое_20_таблицы_20_по_20_центру">
      <style:text-properties officeooo:rsid="0027c778" officeooo:paragraph-rsid="0027c778"/>
    </style:style>
    <style:style style:name="P13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4" style:family="paragraph" style:parent-style-name="Contents_20_Heading" style:master-page-name="First_20_Page">
      <style:paragraph-properties style:page-number="1"/>
    </style:style>
    <style:style style:name="P15" style:family="paragraph" style:parent-style-name="Standard">
      <style:text-properties officeooo:paragraph-rsid="0016399b"/>
    </style:style>
    <style:style style:name="P16" style:family="paragraph" style:parent-style-name="Text_20_body">
      <style:text-properties officeooo:paragraph-rsid="0017c942"/>
    </style:style>
    <style:style style:name="P17" style:family="paragraph" style:parent-style-name="Text_20_body">
      <style:text-properties officeooo:rsid="002c0e4a" officeooo:paragraph-rsid="0017c942"/>
    </style:style>
    <style:style style:name="P18" style:family="paragraph" style:parent-style-name="Text_20_body">
      <style:paragraph-properties fo:text-align="center" style:justify-single-word="false"/>
      <style:text-properties fo:font-weight="bold" officeooo:paragraph-rsid="0017c942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c06b5"/>
    </style:style>
    <style:style style:name="T3" style:family="text">
      <style:text-properties fo:language="ru" fo:country="RU" officeooo:rsid="0023e910"/>
    </style:style>
    <style:style style:name="T4" style:family="text">
      <style:text-properties officeooo:rsid="002a3bfd"/>
    </style:style>
    <style:style style:name="T5" style:family="text">
      <style:text-properties officeooo:rsid="002c0e4a"/>
    </style:style>
    <style:style style:name="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ФАКУЛЬТЕТ</text:p>
          </table:table-cell>
          <table:table-cell table:style-name="Таблица2.B1" office:value-type="string">
            <text:p text:style-name="P6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5">КАФЕДРА</text:p>
          </table:table-cell>
          <table:table-cell table:style-name="Таблица2.B1" office:value-type="string">
            <text:p text:style-name="P6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7">ОТЧЕТ<text:line-break/>о лабораторной работе №<text:span text:style-name="T5">8</text:span></text:p>
      <text:p text:style-name="Standard"/>
      <text:p text:style-name="P10"><text:span text:style-name="T1">Тема лабораторной работы: </text:span><text:span text:style-name="T2">Линейные программы</text:span></text:p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8">Выполнил</text:p>
          </table:table-cell>
          <table:table-cell table:style-name="Таблица3.B1" office:value-type="string">
            <text:p text:style-name="P8">студент группы ИУ10-39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12">А.С. Сысоев</text:p>
          </table:table-cell>
        </table:table-row>
        <table:table-row table:style-name="Таблица3.2"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группа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И.О. Фамилия)</text:p>
          </table:table-cell>
        </table:table-row>
        <table:table-row>
          <table:table-cell table:style-name="Таблица3.A1" office:value-type="string">
            <text:p text:style-name="P8">Проверил</text:p>
          </table:table-cell>
          <table:table-cell table:style-name="Таблица3.B1" office:value-type="string">
            <text:p text:style-name="P8">ассистент кафедры ИУ1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6">М.А. Наткин</text:p>
          </table:table-cell>
        </table:table-row>
        <table:table-row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И.О. Фамилия)</text:p>
          </table:table-cell>
        </table:table-row>
      </table:table>
      <text:p text:style-name="P11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4">Содержание</text:p>
          </text:index-title>
          <text:p text:style-name="P13"><text:a xlink:type="simple" xlink:href="#__RefHeading___Toc1116_1594055144" text:style-name="Index_20_Link" text:visited-style-name="Index_20_Link">Постановка задачи<text:tab/>2</text:a></text:p>
          <text:p text:style-name="P13"><text:a xlink:type="simple" xlink:href="#__RefHeading___Toc1118_1594055144" text:style-name="Index_20_Link" text:visited-style-name="Index_20_Link">Теоретическая часть<text:tab/></text:a><text:a xlink:type="simple" xlink:href="#__RefHeading___Toc1118_1594055144" text:style-name="Index_20_Link" text:visited-style-name="Index_20_Link"><text:span text:style-name="T5">3</text:span></text:a></text:p>
          <text:p text:style-name="P13"><text:a xlink:type="simple" xlink:href="#__RefHeading___Toc1126_1594055144" text:style-name="Index_20_Link" text:visited-style-name="Index_20_Link">Листинг программы<text:tab/></text:a><text:a xlink:type="simple" xlink:href="#__RefHeading___Toc1126_1594055144" text:style-name="Index_20_Link" text:visited-style-name="Index_20_Link"><text:span text:style-name="T5">3</text:span></text:a></text:p>
          <text:p text:style-name="P13"><text:a xlink:type="simple" xlink:href="#__RefHeading___Toc1128_1594055144" text:style-name="Index_20_Link" text:visited-style-name="Index_20_Link">Результат работы программы<text:tab/></text:a><text:a xlink:type="simple" xlink:href="#__RefHeading___Toc1128_1594055144" text:style-name="Index_20_Link" text:visited-style-name="Index_20_Link"><text:span text:style-name="T5">4</text:span></text:a></text:p>
          <text:p text:style-name="P13"><text:a xlink:type="simple" xlink:href="#__RefHeading___Toc1130_1594055144" text:style-name="Index_20_Link" text:visited-style-name="Index_20_Link">Список использованной литературы и материалов<text:tab/></text:a><text:a xlink:type="simple" xlink:href="#__RefHeading___Toc1130_1594055144" text:style-name="Index_20_Link" text:visited-style-name="Index_20_Link"><text:span text:style-name="T5">5</text:span></text:a></text:p>
        </text:index-body>
      </text:table-of-content>
      <text:p text:style-name="P3"><text:span text:style-name="T3"/></text:p>
      <text:p text:style-name="P3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8"><text:soft-page-break/><text:span text:style-name="T3">Постановка задачи</text:span></text:p>
      <text:p text:style-name="P16"><text:span text:style-name="T3"/></text:p>
      <text:p text:style-name="P16"><text:span text:style-name="T3">Вывести на экран в графическом режиме графики двух функций на интервале от Xнач до Xкон с шагом dx. Первая функция задана с помощью ряда Тейлора, её вычисление должно выполняться с точностью ε = 0,0001. Значение параметра b (смещение второй функции по оси ординат) вводится с клавиатуры. Графики должны быть плавными и различаться цветами.</text:span></text:p>
      <text:p text:style-name="P16"><text:span text:style-name="T3"/></text:p>
      <text:p text:style-name="P16"><text:span text:style-name="T3">Вариант №6:</text:span></text:p>
      <text:p text:style-name="P16"><text:span text:style-name="T3">y(x) = 2 * sum(1/((2n+1) * x^(2n+1))) при |x| &gt; 1</text:span></text:p>
      <text:p text:style-name="P16"><text:span text:style-name="T3">z(x) = Arth(x) + b при |x| &gt; 1</text:span></text:p>
      <text:p text:style-name="P16"><text:span text:style-name="T3"/></text:p>
      <text:p text:style-name="P18"><text:span text:style-name="T3">Теоретическая часть</text:span></text:p>
      <text:p text:style-name="P16"><text:span text:style-name="T3"/></text:p>
      <text:p text:style-name="P16"><text:span text:style-name="T3">Событийно-управляемое программирование — это парадигма, в которой порядок выполнения программы определяется событиями (действиями пользователя: нажатие клавиш, клики мыши, перемещение курсора). Программа содержит главный цикл обработки сообщений и набор обработчиков событий.</text:span></text:p>
      <text:p text:style-name="P16"><text:span text:style-name="T3"/></text:p>
      <text:p text:style-name="P16"><text:span text:style-name="T3">Для создания графического интерфейса в Python используется модуль Tkinter. Основные виджеты:</text:span></text:p>
      <text:p text:style-name="P16"><text:span text:style-name="T3"/></text:p>
      <text:p text:style-name="P16"><text:span text:style-name="T3">- Canvas — полотно для рисования графических примитивов (линий, прямоугольников, текста).</text:span></text:p>
      <text:p text:style-name="P16"><text:span text:style-name="T3">- Entry — поле для ввода/вывода текстовых данных.</text:span></text:p>
      <text:p text:style-name="P16"><text:span text:style-name="T3">- Label — текстовая метка для пояснения полей ввода.</text:span></text:p>
      <text:p text:style-name="P16"><text:span text:style-name="T3">- Button — кнопка для запуска действий (рисование графика, выход).</text:span></text:p>
      <text:p text:style-name="P16"><text:span text:style-name="T3"/></text:p>
      <text:p text:style-name="P16"><text:span text:style-name="T3">Преобразование координат:</text:span></text:p>
      <text:p text:style-name="P16"><text:span text:style-name="T3"/></text:p>
      <text:p text:style-name="P16"><text:soft-page-break/><text:span text:style-name="T3">Для отображения графика в системе координат пользователя на полотне Canvas (где ось Y направлена вниз) используются масштабные коэффициенты:</text:span></text:p>
      <text:p text:style-name="P16"><text:span text:style-name="T3"/></text:p>
      <text:p text:style-name="P16"><text:span text:style-name="T3">Kx = MaxX / (Xmax - Xmin)</text:span></text:p>
      <text:p text:style-name="P16"><text:span text:style-name="T3">Ky = MaxY / (Ymax - Ymin)</text:span></text:p>
      <text:p text:style-name="P16"><text:span text:style-name="T3"/></text:p>
      <text:p text:style-name="P16"><text:span text:style-name="T3">Xp = Kx * (Xi - Xmin)</text:span></text:p>
      <text:p text:style-name="P16"><text:span text:style-name="T3">Yp = MaxY - Ky * (Yi - Ymin)</text:span></text:p>
      <text:p text:style-name="P16"><text:span text:style-name="T3"/></text:p>
      <text:p text:style-name="P16"><text:span text:style-name="T3">где MaxX, MaxY — размеры полотна в пикселях; Xmin, Xmax, Ymin, Ymax — границы отображаемой области в пользовательских единицах.</text:span></text:p>
      <text:p text:style-name="P16"><text:span text:style-name="T3"/></text:p>
      <text:p text:style-name="P16"><text:span text:style-name="T3">Ряд Тейлора для первой функции:</text:span></text:p>
      <text:p text:style-name="P16"><text:span text:style-name="T3">y(x) = 2 * sum(1/((2n+1) * x^(2n+1)))</text:span></text:p>
      <text:p text:style-name="P16"><text:span text:style-name="T3"/></text:p>
      <text:p text:style-name="P16"><text:span text:style-name="T3">Вычисление ряда производится до тех пор, пока очередной член ряда не станет меньше заданной точности ε = 0,0001.</text:span></text:p>
      <text:p text:style-name="P16"><text:span text:style-name="T3"/></text:p>
      <text:p text:style-name="P16"><text:span text:style-name="T3">Вторая функция Arth(x) для |x| &gt; 1 вычисляется по формуле:</text:span></text:p>
      <text:p text:style-name="P16"><text:span text:style-name="T3">Arth(x) = 0.5 * ln((x+1)/(x-1))</text:span></text:p>
      <text:p text:style-name="P16"><text:span text:style-name="T3"/></text:p>
      <text:p text:style-name="P18"><text:span text:style-name="T3">Листинг программы</text:span></text:p>
      <text:p text:style-name="P16"><text:span text:style-name="T3"/></text:p>
      <text:p text:style-name="P16"><text:span text:style-name="T3">Исходный код программы размещен в репозитории GitHub:</text:span></text:p>
      <text:p text:style-name="P16"><text:span text:style-name="T3">https://github.com/printRush/BMSTU_Python_SysoevAS</text:span></text:p>
      <text:p text:style-name="P16"><text:span text:style-name="T3"/></text:p>
      <text:p text:style-name="P16"><text:span text:style-name="T3">Основные части программы:</text:span></text:p>
      <text:p text:style-name="P16"><text:span text:style-name="T3"/></text:p>
      <text:p text:style-name="P16"><text:span text:style-name="T3">1. arth_series(x) — вычисление первой функции с помощью ряда Тейлора с точностью ε.</text:span></text:p>
      <text:p text:style-name="P16"><text:soft-page-break/><text:span text:style-name="T3">2. arth_function(x) — вычисление второй функции Arth(x) + b с использованием логарифма.</text:span></text:p>
      <text:p text:style-name="P16"><text:span text:style-name="T3">3. get_data() — считывание данных из полей ввода (границы, шаг меток, смещение b).</text:span></text:p>
      <text:p text:style-name="P16"><text:span text:style-name="T3">4. plot_xy() — рисование координатных линеек с разметкой по осям.</text:span></text:p>
      <text:p text:style-name="P16"><text:span text:style-name="T3">5. fdraw(func, color) — построение графика переданной функции указанным цветом.</text:span></text:p>
      <text:p text:style-name="P16"><text:span text:style-name="T3">6. draw(event) — основная функция, вызываемая по нажатию кнопки «Рисовать».</text:span></text:p>
      <text:p text:style-name="P16"><text:span text:style-name="T3">7. show_xy(event) — обработчик клика по полотну: вывод координат и рисование перекрестия.</text:span></text:p>
      <text:p text:style-name="P16"><text:span text:style-name="T3">8. window_deleted() — обработчик закрытия окна с подтверждением.</text:span></text:p>
      <text:p text:style-name="P16"><text:span text:style-name="T3"/></text:p>
      <text:p text:style-name="P18"><text:span text:style-name="T3">Результат работы программы</text:span></text:p>
      <text:p text:style-name="P16"><text:span text:style-name="T3"/></text:p>
      <text:p text:style-name="P16"><text:span text:style-name="T3">Результатом работы программы является графическое окно, в котором отображаются:</text:span></text:p>
      <text:p text:style-name="P16"><text:span text:style-name="T3"/></text:p>
      <text:p text:style-name="P16"><text:span text:style-name="T3">- Координатные линейки с разметкой по осям X и Y.</text:span></text:p>
      <text:p text:style-name="P16"><text:span text:style-name="T3">- График первой функции (ряд Тейлора) — синего цвета.</text:span></text:p>
      <text:p text:style-name="P16"><text:span text:style-name="T3">- График второй функции Arth(x) + b — красного цвета.</text:span></text:p>
      <text:p text:style-name="P16"><text:span text:style-name="T3">- Легенда с описанием функций.</text:span></text:p>
      <text:p text:style-name="P16"><text:span text:style-name="T3">- Поля ввода для изменения границ, шага меток и параметра смещения b.</text:span></text:p>
      <text:p text:style-name="P16"><text:span text:style-name="T3">- Кнопка «Рисовать» для обновления графиков после изменения параметров.</text:span></text:p>
      <text:p text:style-name="P16"><text:span text:style-name="T3">- Кнопка «Выход» для завершения работы.</text:span></text:p>
      <text:p text:style-name="P16"><text:span text:style-name="T3">- При клике на полотне выводятся координаты точки и рисуется пунктирное перекрестие.</text:span></text:p>
      <text:p text:style-name="P16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oft-page-break/><text:span text:style-name="T3">Список использованной литературы</text:span></text:p>
      <text:p text:style-name="P16"><text:span text:style-name="T3"/></text:p>
      <text:p text:style-name="P16"><text:span text:style-name="T3">1. Иванова Г.С. Основы программирования: учебник для вузов. – 4-е изд., стер. – М: изд-во МГТУ им. Н.Э. Баумана, 2007. – 416 с.: ил. (Сер. «Информатика в техническом университете».)</text:span></text:p>
      <text:p text:style-name="P16"><text:span text:style-name="T3">2. Брюс М. Ван Хорн II, Куан Нгуен. PyCharm: профессиональная работа на Python / пер. с англ. И.Л. Люско. – М.: ДМК Пресс, 2024. – 618 с.: ил.</text:span></text:p>
      <text:p text:style-name="P16"><text:span text:style-name="T3">3. Welcome to python.org. — Текст : электронный // The official home of the Python Programming Language : [сайт]. — URL: https://www.python.org/ (дата обращения: 14.09.2025).</text:span></text:p>
      <text:p text:style-name="P16"><text:span text:style-name="T3">4. Git. — Текст : электронный // Git : [сайт]. — URL: https://git-scm.com/ (дата обращения: 14.09.2025).</text:span></text:p>
      <text:p text:style-name="P16"><text:span text:style-name="T3">5. GitHub. — Текст : электронный // GitHub : [сайт]. — URL: https://github.com/ (дата обращения: 14.09.2025).</text:span></text:p>
      <text:p text:style-name="P16"><text:span text:style-name="T3">6. PyCharm: The only Python IDE you need. — Текст : электронный // JetBrains: Essential tools for software developers and teams : [сайт]. — URL: https://www.jetbrains.com/pycharm/ (дата обращения: 14.09.2025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2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" fo:font-family="'Liberation Mono'" style:font-style-name="Обычный" style:font-family-generic="modern" style:font-pitch="fixed" fo:font-size="14pt" fo:font-style="normal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4" style:family="table" style:master-page-name="First_20_Page">
      <style:table-properties style:width="17.999cm" style:page-number="auto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Table_20_Contents">
      <style:text-properties officeooo:paragraph-rsid="0016399b"/>
    </style:style>
    <style:style style:name="MP2" style:family="paragraph" style:parent-style-name="Штамп_20_организации">
      <style:text-properties officeooo:paragraph-rsid="0016399b"/>
    </style:style>
    <style:style style:name="MP3" style:family="paragraph" style:parent-style-name="Standard">
      <style:text-properties officeooo:paragraph-rsid="0016399b"/>
    </style:style>
    <style:style style:name="MP4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Верхний_20_колонтитул_20_по_20_центру"><text:page-number text:select-page="current">5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1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79575AD88EAA1FB6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2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3"/>
      </style:header>
      <style:footer>
        <text:p text:style-name="MP4">МОСКВА<text:line-break/>2025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1:13:38.857839356</meta:creation-date>
    <meta:editing-duration>PT8M22S</meta:editing-duration>
    <meta:editing-cycles>5</meta:editing-cycles>
    <meta:generator>LibreOffice/7.3.7.2$Linux_X86_64 LibreOffice_project/30$Build-2</meta:generator>
    <dc:title>my_default</dc:title>
    <dc:date>2026-04-02T16:29:39.164177043</dc:date>
    <meta:document-statistic meta:table-count="3" meta:image-count="1" meta:object-count="0" meta:page-count="7" meta:paragraph-count="80" meta:word-count="662" meta:character-count="4739" meta:non-whitespace-character-count="4126"/>
  </office:meta>
</office:document-meta>
</file>